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tion Technique – Application de Billetterie JO 2024</text:h>
      <text:h text:style-name="Heading_20_2" text:outline-level="2">🧩 Présentation Générale</text:h>
      <text:p text:style-name="Text_20_body">Cette application web développée avec <text:span text:style-name="Strong_20_Emphasis">Flask (Python)</text:span> permet aux utilisateurs de :</text:p>
      <text:list xml:id="list3448402220" text:style-name="L1">
        <text:list-item>
          <text:p text:style-name="P1">Créer un compte</text:p>
        </text:list-item>
        <text:list-item>
          <text:p text:style-name="P1">Se connecter</text:p>
        </text:list-item>
        <text:list-item>
          <text:p text:style-name="P1">Acheter des billets pour les Jeux Olympiques 2024</text:p>
        </text:list-item>
        <text:list-item>
          <text:p text:style-name="P1">Générer et consulter des <text:span text:style-name="Strong_20_Emphasis">QR Codes</text:span> pour chaque billet</text:p>
        </text:list-item>
      </text:list>
      <text:p text:style-name="Text_20_body">Elle s'appuie sur :</text:p>
      <text:list xml:id="list3636196534" text:style-name="L2">
        <text:list-item>
          <text:p text:style-name="P2"><text:span text:style-name="Strong_20_Emphasis">Flask</text:span> pour le back-end</text:p>
        </text:list-item>
        <text:list-item>
          <text:p text:style-name="P2"><text:span text:style-name="Strong_20_Emphasis">Jinja2</text:span> pour les templates HTML</text:p>
        </text:list-item>
        <text:list-item>
          <text:p text:style-name="P2"><text:span text:style-name="Strong_20_Emphasis">SQLite</text:span> comme base de données (pouvant évoluer vers PostgreSQL/MySQL)</text:p>
        </text:list-item>
        <text:list-item>
          <text:p text:style-name="P2"><text:span text:style-name="Strong_20_Emphasis">Flask-Login</text:span> pour la gestion de session</text:p>
        </text:list-item>
        <text:list-item>
          <text:p text:style-name="P2"><text:span text:style-name="Strong_20_Emphasis">Werkzeug</text:span> pour le hachage des mots de passe</text:p>
        </text:list-item>
      </text:list>
      <text:p text:style-name="Horizontal_20_Line"/>
      <text:h text:style-name="Heading_20_2" text:outline-level="2">🔐 Sécurité de l’application</text:h>
      <text:h text:style-name="Heading_20_3" text:outline-level="3">1. Authentification et Gestion des Utilisateurs</text:h>
      <text:list xml:id="list4119543558" text:style-name="L3">
        <text:list-item>
          <text:p text:style-name="P3">Utilisation de <text:span text:style-name="Strong_20_Emphasis">Flask-Login</text:span> pour la gestion des sessions utilisateurs.</text:p>
        </text:list-item>
        <text:list-item>
          <text:p text:style-name="P3">Mots de passe <text:span text:style-name="Strong_20_Emphasis">hachés</text:span> et <text:span text:style-name="Strong_20_Emphasis">salés</text:span> avec <text:span text:style-name="Strong_20_Emphasis">Werkzeug.security</text:span> (<text:span text:style-name="Source_20_Text">generate_password_hash</text:span>).</text:p>
        </text:list-item>
        <text:list-item>
          <text:p text:style-name="P3">Accès aux routes protégées avec <text:span text:style-name="Source_20_Text">@login_required</text:span>.</text:p>
        </text:list-item>
      </text:list>
      <text:h text:style-name="Heading_20_3" text:outline-level="3">2. Protection des données</text:h>
      <text:list xml:id="list889200000" text:style-name="L4">
        <text:list-item>
          <text:p text:style-name="P4">Les données utilisateurs ne sont <text:span text:style-name="Strong_20_Emphasis">jamais affichées ou transmises en clair</text:span>.</text:p>
        </text:list-item>
        <text:list-item>
          <text:p text:style-name="P4">Les QR Codes générés sont liés à une clé d’achat unique et non à des informations sensibles.</text:p>
        </text:list-item>
        <text:list-item>
          <text:p text:style-name="P4">Les QR Codes sont stockés dans le dossier <text:span text:style-name="Source_20_Text">static/qr_codes</text:span>, <text:span text:style-name="Strong_20_Emphasis">non accessibles directement sans lien</text:span>.</text:p>
        </text:list-item>
      </text:list>
      <text:h text:style-name="Heading_20_3" text:outline-level="3">3. Validation des Entrées Utilisateurs</text:h>
      <text:list xml:id="list1415488033" text:style-name="L5">
        <text:list-item>
          <text:p text:style-name="P5">Les champs d'inscription et de connexion utilisent une <text:span text:style-name="Strong_20_Emphasis">validation côté serveur</text:span>.</text:p>
        </text:list-item>
        <text:list-item>
          <text:p text:style-name="P5">Les routes utilisant des paramètres (<text:span text:style-name="Source_20_Text">/add-to-cart/&lt;int:id&gt;</text:span>) sont sécurisées via <text:span text:style-name="Source_20_Text">get_or_404()</text:span>.</text:p>
        </text:list-item>
      </text:list>
      <text:h text:style-name="Heading_20_3" text:outline-level="3"><text:soft-page-break/>4. Sécurité des Sessions</text:h>
      <text:list xml:id="list657006064" text:style-name="L6">
        <text:list-item>
          <text:p text:style-name="P6">Protection contre le <text:span text:style-name="Strong_20_Emphasis">vol de session</text:span> avec une configuration par défaut de Flask-Login.</text:p>
        </text:list-item>
        <text:list-item>
          <text:p text:style-name="P6">Les sessions expirent à la déconnexion.</text:p>
        </text:list-item>
        <text:list-item>
          <text:p text:style-name="P6">Cookies de session <text:span text:style-name="Strong_20_Emphasis">signés</text:span> automatiquement.</text:p>
        </text:list-item>
      </text:list>
      <text:h text:style-name="Heading_20_3" text:outline-level="3">5. Accès administrateur</text:h>
      <text:list xml:id="list3072780012" text:style-name="L7">
        <text:list-item>
          <text:p text:style-name="P7">Une interface <text:span text:style-name="Source_20_Text">/admin/dashboard</text:span> permet la gestion des offres (CRUD).</text:p>
        </text:list-item>
        <text:list-item>
          <text:p text:style-name="P7">Cette interface peut être sécurisée à l’avenir par un rôle <text:span text:style-name="Source_20_Text">is_admin</text:span> sur le modèle <text:span text:style-name="Source_20_Text">User</text:span>.</text:p>
        </text:list-item>
      </text:list>
      <text:p text:style-name="Horizontal_20_Line"/>
      <text:h text:style-name="Heading_20_2" text:outline-level="2">🛠 Évolutions Futures</text:h>
      <text:h text:style-name="Heading_20_3" text:outline-level="3">🔧 1. Paiement en ligne</text:h>
      <text:list xml:id="list3395235266" text:style-name="L8">
        <text:list-item>
          <text:p text:style-name="P8">Intégration d’un <text:span text:style-name="Strong_20_Emphasis">système de paiement sécurisé</text:span> (Stripe, PayPal).</text:p>
        </text:list-item>
        <text:list-item>
          <text:p text:style-name="P8">Génération automatique du ticket uniquement après <text:span text:style-name="Strong_20_Emphasis">paiement validé</text:span>.</text:p>
        </text:list-item>
      </text:list>
      <text:h text:style-name="Heading_20_3" text:outline-level="3">📱 2. Application mobile</text:h>
      <text:list xml:id="list822948759" text:style-name="L9">
        <text:list-item>
          <text:p text:style-name="P9">Développement d’une application mobile Flutter/React Native utilisant la même API Flask.</text:p>
        </text:list-item>
        <text:list-item>
          <text:p text:style-name="P9">Accès aux QR Codes directement depuis l'application.</text:p>
        </text:list-item>
      </text:list>
      <text:h text:style-name="Heading_20_3" text:outline-level="3">🌐 3. API REST</text:h>
      <text:list xml:id="list1435889498" text:style-name="L10">
        <text:list-item>
          <text:p text:style-name="P10">Création d’une <text:span text:style-name="Strong_20_Emphasis">API REST sécurisée</text:span> pour :</text:p>
          <text:list>
            <text:list-item>
              <text:p text:style-name="P10">Gérer les billets</text:p>
            </text:list-item>
            <text:list-item>
              <text:p text:style-name="P10">Ajouter/retirer des offres</text:p>
            </text:list-item>
            <text:list-item>
              <text:p text:style-name="P10">Authentifier les utilisateurs</text:p>
            </text:list-item>
          </text:list>
        </text:list-item>
      </text:list>
      <text:h text:style-name="Heading_20_3" text:outline-level="3">🛡 4. Double authentification</text:h>
      <text:list xml:id="list2026026913" text:style-name="L11">
        <text:list-item>
          <text:p text:style-name="P11">Ajout d'une <text:span text:style-name="Strong_20_Emphasis">double authentification (2FA)</text:span> lors de la connexion.</text:p>
        </text:list-item>
        <text:list-item>
          <text:p text:style-name="P11">Envoi de code de vérification par email ou SMS.</text:p>
        </text:list-item>
      </text:list>
      <text:h text:style-name="Heading_20_3" text:outline-level="3">📥 5. Téléchargement des billets</text:h>
      <text:list xml:id="list3897351613" text:style-name="L12">
        <text:list-item>
          <text:p text:style-name="P12">Bouton "Télécharger le billet en PDF" avec le QR Code intégré.</text:p>
        </text:list-item>
        <text:list-item>
          <text:p text:style-name="P12">Génération automatique avec <text:span text:style-name="Source_20_Text">reportlab</text:span> ou <text:span text:style-name="Source_20_Text">WeasyPrint</text:span>.</text:p>
        </text:list-item>
      </text:list>
      <text:h text:style-name="Heading_20_3" text:outline-level="3">👥 6. Attribution de rôles</text:h>
      <text:list xml:id="list1547185801" text:style-name="L13">
        <text:list-item>
          <text:p text:style-name="P13">Rôles multiples (<text:span text:style-name="Source_20_Text">admin</text:span>, <text:span text:style-name="Source_20_Text">user</text:span>, <text:span text:style-name="Source_20_Text">staff</text:span>) pour moduler les permissions.</text:p>
        </text:list-item>
        <text:list-item>
          <text:p text:style-name="P13">Gestion plus fine des actions sur les billets et offres.</text:p>
        </text:list-item>
      </text:list>
      <text:h text:style-name="Heading_20_3" text:outline-level="3"><text:soft-page-break/>📊 7. Statistiques</text:h>
      <text:list xml:id="list3913438149" text:style-name="L14">
        <text:list-item>
          <text:p text:style-name="P14">Tableau de bord avec :</text:p>
          <text:list>
            <text:list-item>
              <text:p text:style-name="P14">Nombre de billets vendus</text:p>
            </text:list-item>
            <text:list-item>
              <text:p text:style-name="P14">Popularité des offres</text:p>
            </text:list-item>
            <text:list-item>
              <text:p text:style-name="P14">Revenus générés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4-19T19:03:34.067000000</meta:creation-date>
    <dc:date>2025-04-19T19:07:18.692000000</dc:date>
    <meta:editing-duration>PT3M48S</meta:editing-duration>
    <meta:editing-cycles>1</meta:editing-cycles>
    <meta:document-statistic meta:table-count="0" meta:image-count="0" meta:object-count="0" meta:page-count="3" meta:paragraph-count="58" meta:word-count="432" meta:character-count="2672" meta:non-whitespace-character-count="2337"/>
    <meta:generator>LibreOffice/6.3.0.4$Windows_X86_64 LibreOffice_project/057fc023c990d676a43019934386b85b21a9ee99</meta:generator>
  </office:meta>
</office:document-meta>
</file>